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style:font-name="Inter" fo:font-size="10.5pt"/>
    </style:style>
    <style:style style:name="P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5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style:font-name="Open Sans" fo:font-size="10.5pt"/>
    </style:style>
    <style:style style:name="P7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letter-spacing="normal"/>
    </style:style>
    <style:style style:name="P8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background-color="#ffff00"/>
    </style:style>
    <style:style style:name="P9" style:family="paragraph" style:parent-style-name="Text_20_body">
      <style:paragraph-properties fo:margin-left="0cm" fo:margin-right="0cm" fo:margin-top="0cm" fo:margin-bottom="0.265cm" fo:text-indent="0cm" style:auto-text-indent="false" fo:padding="0cm" fo:border="none"/>
      <style:text-properties style:font-name="Inter" fo:font-size="10.5pt" style:font-name-asian="Inter" style:font-size-asian="10.5pt" style:font-name-complex="Inter" style:font-size-complex="10.5pt"/>
    </style:style>
    <style:style style:name="P10" style:family="paragraph" style:parent-style-name="Text_20_body">
      <style:paragraph-properties fo:margin-left="0cm" fo:margin-right="0.132cm" fo:margin-top="0cm" fo:margin-bottom="0cm" fo:text-indent="0cm" style:auto-text-indent="false" fo:padding="0cm" fo:border="none"/>
      <style:text-properties style:font-name="Inter" fo:font-size="10.5pt"/>
    </style:style>
    <style:style style:name="P11" style:family="paragraph" style:parent-style-name="Text_20_body">
      <style:paragraph-properties fo:margin-left="0cm" fo:margin-right="0.132cm" fo:margin-top="0cm" fo:margin-bottom="0cm" fo:text-indent="0cm" style:auto-text-indent="false" fo:padding="0cm" fo:border="none"/>
      <style:text-properties style:font-name="Inter" fo:font-size="10.5pt" style:font-name-asian="Inter" style:font-size-asian="10.5pt" style:font-name-complex="Inter" style:font-size-complex="10.5pt"/>
    </style:style>
    <style:style style:name="P12" style:family="paragraph" style:parent-style-name="Heading_20_3">
      <style:text-properties style:font-name="Inter" fo:font-size="13.5pt" fo:font-weight="normal"/>
    </style:style>
    <style:style style:name="P13" style:family="paragraph">
      <style:paragraph-properties fo:text-align="start"/>
      <style:text-properties fo:font-family="'var ui-typography-family'"/>
    </style:style>
    <style:style style:name="T1" style:family="text">
      <style:text-properties style:font-name="Inter" fo:font-size="10.5pt"/>
    </style:style>
    <style:style style:name="T2" style:family="text">
      <style:text-properties style:font-name="Inter" fo:font-size="10.5pt" fo:letter-spacing="normal" fo:font-weight="normal"/>
    </style:style>
    <style:style style:name="T3" style:family="text">
      <style:text-properties fo:background-color="#ffff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>
          <form:radio form:control-implementation="ooo:com.sun.star.form.component.RadioButton" xml:id="control1" form:id="control1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2" form:id="control2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3" form:id="control3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4" form:id="control4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5" form:id="control5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6" form:id="control6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7" form:id="control7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8" form:id="control8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9" form:id="control9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10" form:id="control10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11" form:id="control11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12" form:id="control12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13" form:id="control13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checkbox form:name="124.156.180.59" form:control-implementation="ooo:com.sun.star.form.component.CheckBox" xml:id="control14" form:id="control14" form:value="1219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173.194.184.169" form:control-implementation="ooo:com.sun.star.form.component.CheckBox" xml:id="control15" form:id="control15" form:value="1220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104.16.248.249" form:control-implementation="ooo:com.sun.star.form.component.CheckBox" xml:id="control16" form:id="control16" form:value="1220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10.0.4.73" form:control-implementation="ooo:com.sun.star.form.component.CheckBox" xml:id="control17" form:id="control17" form:value="1220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152.101.66.133" form:control-implementation="ooo:com.sun.star.form.component.CheckBox" xml:id="control18" form:id="control18" form:value="1220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34.193.227.64" form:control-implementation="ooo:com.sun.star.form.component.CheckBox" xml:id="control19" form:id="control19" form:value="1220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151.101.66.133" form:control-implementation="ooo:com.sun.star.form.component.CheckBox" xml:id="control20" form:id="control20" form:value="1220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42.123.114.43" form:control-implementation="ooo:com.sun.star.form.component.CheckBox" xml:id="control21" form:id="control21" form:value="1220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radio form:control-implementation="ooo:com.sun.star.form.component.RadioButton" xml:id="control22" form:id="control22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23" form:id="control23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24" form:id="control24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25" form:id="control25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26" form:id="control26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27" form:id="control27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28" form:id="control28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29" form:id="control29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30" form:id="control30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31" form:id="control31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32" form:id="control32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33" form:id="control33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34" form:id="control34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35" form:id="control35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36" form:id="control36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37" form:id="control37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control-implementation="ooo:com.sun.star.form.component.RadioButton" xml:id="control38" form:id="control38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Real life Scenario - Scenario Questions</text:h>
      <text:p text:style-name="P3">You must answer all questions to proceed with the test</text:p>
      <text:section text:style-name="Sect1" text:name="3960">
        <text:p text:style-name="P10">1)</text:p>
        <text:p text:style-name="P5"><text:span text:style-name="Strong_20_Emphasis"><text:span text:style-name="T2">What is written in the picture file?</text:span></text:span></text:p>
        <text:p text:style-name="P2"><text:bookmark text:name="radio-89"/><draw:control text:anchor-type="as-char" draw:z-index="0" draw:style-name="gr1" draw:text-style-name="P13" svg:width="0.345cm" svg:height="0.345cm" draw:control="control1"/></text:p>
        <text:p text:style-name="P6">Gary tried to download malware; the ending of the file is .bat</text:p>
        <text:p text:style-name="P2"><text:bookmark text:name="radio-90"/><draw:control text:anchor-type="as-char" draw:z-index="1" draw:style-name="gr1" draw:text-style-name="P13" svg:width="0.345cm" svg:height="0.345cm" draw:control="control2"/></text:p>
        <text:p text:style-name="P6">Gary tried to download malware; the ending of the file is .exe<text:tab/><text:tab/><text:tab/>r<text:span text:style-name="T3">igth</text:span></text:p>
        <text:p text:style-name="P8"><text:bookmark text:name="radio-91"/><draw:control text:anchor-type="as-char" draw:z-index="2" draw:style-name="gr1" draw:text-style-name="P13" svg:width="0.345cm" svg:height="0.345cm" draw:control="control3"/></text:p>
        <text:p text:style-name="P6">Someone from human resources tried to download malware; the ending of the file is .bat</text:p>
        <text:p text:style-name="P2"><text:bookmark text:name="radio-92"/><draw:control text:anchor-type="as-char" draw:z-index="3" draw:style-name="gr1" draw:text-style-name="P13" svg:width="0.345cm" svg:height="0.345cm" draw:control="control4"/></text:p>
        <text:p text:style-name="P6">Someone from human resources downloaded a malware. The file's extension is .exe</text:p>
      </text:section>
      <text:section text:style-name="Sect1" text:name="3962">
        <text:p text:style-name="P11">2)</text:p>
        <text:p text:style-name="P7"><draw:frame draw:style-name="fr1" draw:name="Grafik1" text:anchor-type="as-char" svg:width="21.167cm" svg:height="5.001cm" draw:z-index="4"><draw:image xlink:href="https://cdn5.dcbstatic.com/files/c/y/cyberint_academy_docebosaas_com/userfiles/13265/artboard_19.png" xlink:type="simple" xlink:show="embed" xlink:actuate="onLoad"/></draw:frame></text:p>
        <text:p text:style-name="P4">Use Snort to detect the attack logs. The directory of the log file is at /var/log/snort (run the command: cd /var/log/snort).</text:p>
        <text:p text:style-name="P4">Find the relevant events in Snort. Use the '-r' option to view the log file.</text:p>
        <text:p text:style-name="P4">Use the command: sudo snort -A console -c /etc/snort/snort.conf -N -r snort.log.15911266</text:p>
        <text:p text:style-name="P4">Hint: You can search within the log, by adding " | grep" at in the end of the command. For example, if you want to search for ICMP, use the following command: "sudo snort -A console -N -c /etc/snort/snort.conf -r snort.log.15911266 | grep ICMP"</text:p>
        <text:p text:style-name="P5"><text:span text:style-name="Strong_20_Emphasis"><text:span text:style-name="T2">What is the source port of the attack?</text:span></text:span></text:p>
        <text:p text:style-name="P2"><text:bookmark text:name="radio-93"/><draw:control text:anchor-type="as-char" draw:z-index="5" draw:style-name="gr1" draw:text-style-name="P13" svg:width="0.345cm" svg:height="0.345cm" draw:control="control5"/></text:p>
        <text:p text:style-name="P6">47644</text:p>
        <text:p text:style-name="P2"><text:bookmark text:name="radio-94"/><draw:control text:anchor-type="as-char" draw:z-index="6" draw:style-name="gr1" draw:text-style-name="P13" svg:width="0.345cm" svg:height="0.345cm" draw:control="control6"/></text:p>
        <text:p text:style-name="P6">56472</text:p>
        <text:p text:style-name="P2"><text:bookmark text:name="radio-95"/><draw:control text:anchor-type="as-char" draw:z-index="7" draw:style-name="gr1" draw:text-style-name="P13" svg:width="0.345cm" svg:height="0.345cm" draw:control="control7"/></text:p>
        <text:p text:style-name="P6">80</text:p>
        <text:p text:style-name="P2"><text:bookmark text:name="radio-96"/><draw:control text:anchor-type="as-char" draw:z-index="8" draw:style-name="gr1" draw:text-style-name="P13" svg:width="0.345cm" svg:height="0.345cm" draw:control="control8"/></text:p>
        <text:p text:style-name="P6">22<text:tab/><text:tab/><text:tab/><text:tab/><text:span text:style-name="T3">rigth</text:span></text:p>
        <text:p text:style-name="P2"><text:bookmark text:name="radio-97"/><draw:control text:anchor-type="as-char" draw:z-index="9" draw:style-name="gr1" draw:text-style-name="P13" svg:width="0.345cm" svg:height="0.345cm" draw:control="control9"/></text:p>
        <text:p text:style-name="P6">443</text:p>
      </text:section>
      <text:section text:style-name="Sect1" text:name="3963">
        <text:p text:style-name="P11">3)</text:p>
        <text:p text:style-name="P5"><text:span text:style-name="Strong_20_Emphasis"><text:span text:style-name="T2">According to the logs, how many times did the HR employee download the malware?</text:span></text:span></text:p>
        <text:p text:style-name="P2"><text:bookmark text:name="radio-98"/><draw:control text:anchor-type="as-char" draw:z-index="10" draw:style-name="gr1" draw:text-style-name="P13" svg:width="0.345cm" svg:height="0.345cm" draw:control="control10"/></text:p>
        <text:p text:style-name="P6">2</text:p>
        <text:p text:style-name="P2"><text:bookmark text:name="radio-99"/><draw:control text:anchor-type="as-char" draw:z-index="11" draw:style-name="gr1" draw:text-style-name="P13" svg:width="0.345cm" svg:height="0.345cm" draw:control="control11"/></text:p>
        <text:p text:style-name="P6">5<text:tab/><text:tab/><text:tab/><text:tab/><text:span text:style-name="T3">rigth</text:span></text:p>
        <text:p text:style-name="P2"><text:bookmark text:name="radio-100"/><draw:control text:anchor-type="as-char" draw:z-index="12" draw:style-name="gr1" draw:text-style-name="P13" svg:width="0.345cm" svg:height="0.345cm" draw:control="control12"/></text:p>
        <text:p text:style-name="P6">4</text:p>
        <text:p text:style-name="P2"><text:bookmark text:name="radio-101"/><draw:control text:anchor-type="as-char" draw:z-index="13" draw:style-name="gr1" draw:text-style-name="P13" svg:width="0.345cm" svg:height="0.345cm" draw:control="control13"/></text:p>
        <text:p text:style-name="P6">7</text:p>
      </text:section>
      <text:section text:style-name="Sect1" text:name="3964">
        <text:p text:style-name="P11">4)</text:p>
        <text:p text:style-name="P5"><text:span text:style-name="Strong_20_Emphasis"><text:span text:style-name="T2">From which IP addresses was the malware downloaded? </text:span></text:span><text:span text:style-name="T2"><text:line-break/></text:span><text:span text:style-name="Emphasis"><text:span text:style-name="T2">You can select more than one answer</text:span></text:span></text:p>
        <text:p text:style-name="P2"><text:bookmark text:name="checkbox-19"/><draw:control text:anchor-type="as-char" draw:z-index="14" draw:style-name="gr1" draw:text-style-name="P13" svg:width="0.345cm" svg:height="0.345cm" draw:control="control14"/><text:span text:style-name="T1">124.156.180.59</text:span><text:bookmark text:name="checkbox-20"/><text:span text:style-name="T1"><draw:control text:anchor-type="as-char" draw:z-index="15" draw:style-name="gr1" draw:text-style-name="P13" svg:width="0.345cm" svg:height="0.345cm" draw:control="control15"/></text:span><text:span text:style-name="T1">173.194.184.169</text:span><text:bookmark text:name="checkbox-21"/><text:span text:style-name="T1"><draw:control text:anchor-type="as-char" draw:z-index="16" draw:style-name="gr1" draw:text-style-name="P13" svg:width="0.345cm" svg:height="0.345cm" draw:control="control16"/></text:span><text:span text:style-name="T1">104.16.248.249</text:span><text:bookmark text:name="checkbox-22"/><text:span text:style-name="T1"><draw:control text:anchor-type="as-char" draw:z-index="17" draw:style-name="gr1" draw:text-style-name="P13" svg:width="0.345cm" svg:height="0.345cm" draw:control="control17"/></text:span><text:span text:style-name="T1">10.0.4.73</text:span><text:bookmark text:name="checkbox-23"/><text:span text:style-name="T1"><draw:control text:anchor-type="as-char" draw:z-index="18" draw:style-name="gr1" draw:text-style-name="P13" svg:width="0.345cm" svg:height="0.345cm" draw:control="control18"/></text:span><text:span text:style-name="T1">152.101.66.133</text:span><text:bookmark text:name="checkbox-24"/><text:span text:style-name="T1"><draw:control text:anchor-type="as-char" draw:z-index="19" draw:style-name="gr1" draw:text-style-name="P13" svg:width="0.345cm" svg:height="0.345cm" draw:control="control19"/></text:span><text:span text:style-name="T1">34.193.227.64</text:span><text:bookmark text:name="checkbox-25"/><text:span text:style-name="T1"><draw:control text:anchor-type="as-char" draw:z-index="20" draw:style-name="gr1" draw:text-style-name="P13" svg:width="0.345cm" svg:height="0.345cm" draw:control="control20"/></text:span><text:span text:style-name="T1">151.101.66.133</text:span><text:bookmark text:name="checkbox-26"/><text:span text:style-name="T1"><draw:control text:anchor-type="as-char" draw:z-index="21" draw:style-name="gr1" draw:text-style-name="P13" svg:width="0.345cm" svg:height="0.345cm" draw:control="control21"/></text:span><text:span text:style-name="T1">42.123.114.43</text:span></text:p>
      </text:section>
      <text:section text:style-name="Sect1" text:name="3965">
        <text:p text:style-name="P11">5)</text:p>
        <text:p text:style-name="P5"><text:soft-page-break/><text:span text:style-name="Strong_20_Emphasis"><text:span text:style-name="T2">What is the timestamp of the first malware download event?</text:span></text:span></text:p>
        <text:p text:style-name="P2"><text:bookmark text:name="radio-102"/><draw:control text:anchor-type="as-char" draw:z-index="22" draw:style-name="gr1" draw:text-style-name="P13" svg:width="0.345cm" svg:height="0.345cm" draw:control="control22"/></text:p>
        <text:p text:style-name="P6">06/02-19:38:21.662650</text:p>
        <text:p text:style-name="P2"><text:bookmark text:name="radio-103"/><draw:control text:anchor-type="as-char" draw:z-index="23" draw:style-name="gr1" draw:text-style-name="P13" svg:width="0.345cm" svg:height="0.345cm" draw:control="control23"/></text:p>
        <text:p text:style-name="P6">06/02-19:37:55.709521</text:p>
        <text:p text:style-name="P2"><text:bookmark text:name="radio-104"/><draw:control text:anchor-type="as-char" draw:z-index="24" draw:style-name="gr1" draw:text-style-name="P13" svg:width="0.345cm" svg:height="0.345cm" draw:control="control24"/></text:p>
        <text:p text:style-name="P6">06/02-19:38:12.125819</text:p>
        <text:p text:style-name="P2"><text:bookmark text:name="radio-105"/><draw:control text:anchor-type="as-char" draw:z-index="25" draw:style-name="gr1" draw:text-style-name="P13" svg:width="0.345cm" svg:height="0.345cm" draw:control="control25"/></text:p>
        <text:p text:style-name="P6">06/02-19:37:27.083596<text:tab/><text:tab/><text:tab/><text:span text:style-name="T3">rigth</text:span></text:p>
      </text:section>
      <text:section text:style-name="Sect1" text:name="3967">
        <text:p text:style-name="P11">6)</text:p>
        <text:p text:style-name="P4">There was another attack in the log file.</text:p>
        <text:p text:style-name="P5"><text:span text:style-name="Strong_20_Emphasis"><text:span text:style-name="T2">What kind of attack was it?</text:span></text:span></text:p>
        <text:p text:style-name="P2"><text:bookmark text:name="radio-106"/><draw:control text:anchor-type="as-char" draw:z-index="26" draw:style-name="gr1" draw:text-style-name="P13" svg:width="0.345cm" svg:height="0.345cm" draw:control="control26"/></text:p>
        <text:p text:style-name="P6">SSH brute-force<text:tab/><text:tab/><text:tab/><text:tab/><text:span text:style-name="T3">rigth</text:span></text:p>
        <text:p text:style-name="P2"><text:bookmark text:name="radio-107"/><draw:control text:anchor-type="as-char" draw:z-index="27" draw:style-name="gr1" draw:text-style-name="P13" svg:width="0.345cm" svg:height="0.345cm" draw:control="control27"/></text:p>
        <text:p text:style-name="P6">Unauthorized file</text:p>
        <text:p text:style-name="P2"><text:bookmark text:name="radio-108"/><draw:control text:anchor-type="as-char" draw:z-index="28" draw:style-name="gr1" draw:text-style-name="P13" svg:width="0.345cm" svg:height="0.345cm" draw:control="control28"/></text:p>
        <text:p text:style-name="P6">Cross-site scripting</text:p>
        <text:p text:style-name="P2"><text:bookmark text:name="radio-109"/><draw:control text:anchor-type="as-char" draw:z-index="29" draw:style-name="gr1" draw:text-style-name="P13" svg:width="0.345cm" svg:height="0.345cm" draw:control="control29"/></text:p>
        <text:p text:style-name="P6">Privilege escalation attempt</text:p>
      </text:section>
      <text:section text:style-name="Sect1" text:name="3968">
        <text:p text:style-name="P11">7)</text:p>
        <text:p text:style-name="P5"><text:span text:style-name="Strong_20_Emphasis"><text:span text:style-name="T2">What is the timestamp of the attack you identified?</text:span></text:span></text:p>
        <text:p text:style-name="P2"><text:bookmark text:name="radio-110"/><draw:control text:anchor-type="as-char" draw:z-index="30" draw:style-name="gr1" draw:text-style-name="P13" svg:width="0.345cm" svg:height="0.345cm" draw:control="control30"/></text:p>
        <text:p text:style-name="P6">06/02-19:40:17.345638<text:tab/><text:tab/><text:tab/><text:span text:style-name="T3">rigth</text:span></text:p>
        <text:p text:style-name="P8"><text:bookmark text:name="radio-111"/><draw:control text:anchor-type="as-char" draw:z-index="31" draw:style-name="gr1" draw:text-style-name="P13" svg:width="0.345cm" svg:height="0.345cm" draw:control="control31"/></text:p>
        <text:p text:style-name="P6">06/02-19:39:47.847763</text:p>
        <text:p text:style-name="P2"><text:bookmark text:name="radio-112"/><draw:control text:anchor-type="as-char" draw:z-index="32" draw:style-name="gr1" draw:text-style-name="P13" svg:width="0.345cm" svg:height="0.345cm" draw:control="control32"/></text:p>
        <text:p text:style-name="P6">06/02-19:39:20.412159</text:p>
        <text:p text:style-name="P2"><text:bookmark text:name="radio-113"/><draw:control text:anchor-type="as-char" draw:z-index="33" draw:style-name="gr1" draw:text-style-name="P13" svg:width="0.345cm" svg:height="0.345cm" draw:control="control33"/></text:p>
        <text:p text:style-name="P6">06/02-19:39:57.944532</text:p>
      </text:section>
      <text:section text:style-name="Sect1" text:name="3969">
        <text:p text:style-name="P11">8)</text:p>
        <text:p text:style-name="P5"><text:span text:style-name="Strong_20_Emphasis"><text:span text:style-name="T2">What is the attackers' IP address?</text:span></text:span></text:p>
        <text:p text:style-name="P2"><text:bookmark text:name="radio-114"/><draw:control text:anchor-type="as-char" draw:z-index="34" draw:style-name="gr1" draw:text-style-name="P13" svg:width="0.345cm" svg:height="0.345cm" draw:control="control34"/></text:p>
        <text:p text:style-name="P6">172.31.110.51</text:p>
        <text:p text:style-name="P2"><text:bookmark text:name="radio-115"/><draw:control text:anchor-type="as-char" draw:z-index="35" draw:style-name="gr1" draw:text-style-name="P13" svg:width="0.345cm" svg:height="0.345cm" draw:control="control35"/></text:p>
        <text:p text:style-name="P6">1.23.110.107</text:p>
        <text:p text:style-name="P2"><text:bookmark text:name="radio-116"/><draw:control text:anchor-type="as-char" draw:z-index="36" draw:style-name="gr1" draw:text-style-name="P13" svg:width="0.345cm" svg:height="0.345cm" draw:control="control36"/></text:p>
        <text:p text:style-name="P6">152.101.66.133<text:tab/><text:tab/><text:tab/><text:span text:style-name="T3">rigth</text:span></text:p>
        <text:p text:style-name="P2"><text:bookmark text:name="radio-117"/><draw:control text:anchor-type="as-char" draw:z-index="37" draw:style-name="gr1" draw:text-style-name="P13" svg:width="0.345cm" svg:height="0.345cm" draw:control="control37"/></text:p>
        <text:p text:style-name="P6">104.16.248.249</text:p>
        <text:p text:style-name="P2"><text:bookmark text:name="radio-118"/><draw:control text:anchor-type="as-char" draw:z-index="38" draw:style-name="gr1" draw:text-style-name="P13" svg:width="0.345cm" svg:height="0.345cm" draw:control="control38"/></text:p>
        <text:p text:style-name="P6">34.193.227.64</text:p>
      </text:section>
      <text:section text:style-name="Sect1" text:name="3970">
        <text:p text:style-name="P9"/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32cm" fo:margin-bottom="1.177cm" fo:margin-left="1.085cm" fo:margin-right="0.94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49S</meta:editing-duration>
    <meta:editing-cycles>3</meta:editing-cycles>
    <meta:generator>OpenOffice/4.1.14$Win32 OpenOffice.org_project/4114m1$Build-9811</meta:generator>
    <dc:date>2023-11-29T15:00:31.39</dc:date>
    <meta:document-statistic meta:table-count="0" meta:image-count="1" meta:object-count="0" meta:page-count="2" meta:paragraph-count="85" meta:word-count="296" meta:character-count="1922"/>
    <dc:creator>kaos sevdalisi</dc:creator>
    <meta:user-defined meta:name="Info 1"/>
    <meta:user-defined meta:name="Info 2"/>
    <meta:user-defined meta:name="Info 3"/>
    <meta:user-defined meta:name="Info 4"/>
  </office:meta>
</office:document-meta>
</file>